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9079" officeooo:paragraph-rsid="00139079" style:font-weight-asian="bold" style:font-weight-complex="bold"/>
    </style:style>
    <style:style style:name="P2" style:family="paragraph" style:parent-style-name="Standard">
      <style:text-properties fo:font-weight="bold" officeooo:rsid="00139079" officeooo:paragraph-rsid="00139079" style:font-weight-asian="bold" style:font-weight-complex="bold"/>
    </style:style>
    <style:style style:name="P3" style:family="paragraph" style:parent-style-name="Standard">
      <style:text-properties officeooo:rsid="00139079" officeooo:paragraph-rsid="00139079"/>
    </style:style>
    <style:style style:name="P4" style:family="paragraph" style:parent-style-name="Standard">
      <style:text-properties officeooo:rsid="00139079" officeooo:paragraph-rsid="0017fa6b"/>
    </style:style>
    <style:style style:name="P5" style:family="paragraph" style:parent-style-name="Standard">
      <style:text-properties style:text-position="0% 100%" officeooo:rsid="0017fa6b" officeooo:paragraph-rsid="0017fa6b"/>
    </style:style>
    <style:style style:name="P6" style:family="paragraph" style:parent-style-name="Standard" style:list-style-name="L1">
      <style:text-properties officeooo:rsid="00139079" officeooo:paragraph-rsid="00139079"/>
    </style:style>
    <style:style style:name="P7" style:family="paragraph" style:parent-style-name="Standard">
      <style:text-properties officeooo:rsid="00139079" officeooo:paragraph-rsid="00139079"/>
    </style:style>
    <style:style style:name="P8" style:family="paragraph" style:parent-style-name="Standard">
      <style:paragraph-properties fo:margin-top="0in" fo:margin-bottom="0in" style:contextual-spacing="false"/>
      <style:text-properties fo:font-weight="bold" officeooo:rsid="001f0979" officeooo:paragraph-rsid="001a885a" style:font-weight-asian="bold" style:font-weight-complex="bold"/>
    </style:style>
    <style:style style:name="P9" style:family="paragraph" style:parent-style-name="Standard">
      <style:paragraph-properties fo:margin-top="0in" fo:margin-bottom="0in" style:contextual-spacing="false"/>
      <style:text-properties officeooo:rsid="001f0979" officeooo:paragraph-rsid="001ba91f"/>
    </style:style>
    <style:style style:name="T1" style:family="text">
      <style:text-properties officeooo:rsid="0017fa6b"/>
    </style:style>
    <style:style style:name="T2" style:family="text">
      <style:text-properties style:text-position="sub 58%" officeooo:rsid="0017fa6b"/>
    </style:style>
    <style:style style:name="T3" style:family="text">
      <style:text-properties style:text-position="0% 100%" officeooo:rsid="0017fa6b"/>
    </style:style>
    <style:style style:name="T4" style:family="text">
      <style:text-properties officeooo:rsid="001ba91f"/>
    </style:style>
    <style:style style:name="T5" style:family="text">
      <style:text-properties fo:font-weight="bold" officeooo:rsid="001ba91f"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ance-vector Routing</text:p>
      <text:p text:style-name="P3"/>
      <text:p text:style-name="P2">Algorithm</text:p>
      <text:list xml:id="list2160739500" text:style-name="L1">
        <text:list-item>
          <text:p text:style-name="P6">Each node in the network maintains a distance vector which gives it the shortest distances to all other nodes in the network.</text:p>
        </text:list-item>
        <text:list-item>
          <text:p text:style-name="P6">It is also able to determine the distance to its neighbors.</text:p>
        </text:list-item>
        <text:list-item>
          <text:p text:style-name="P6">Initially the all entries in its distance-vector are infinity(reflecting the fact that it doesn't know the paths to those nodes in the network) except for the entries corresponding to its neighboring nodes which are equal to their distances from this node.</text:p>
        </text:list-item>
        <text:list-item>
          <text:p text:style-name="P6">At regular predetermined intervals, all nodes exchange their distance-vectors with their neighbors.</text:p>
        </text:list-item>
        <text:list-item>
          <text:p text:style-name="P6">When a particular node gets a distance vector from its neighbor, it updates entries in its distance vector if it finds that a path through that neighbor to another node is shorter than the what it already has as the shortest distance.</text:p>
        </text:list-item>
        <text:list-item>
          <text:p text:style-name="P6">Note, that it does not however maintain the information which would tell through which neighbor a particular path goes. It just has the distance of the shortest path.</text:p>
        </text:list-item>
        <text:list-item>
          <text:p text:style-name="P6">When the value of the link between two nodes change, the two nodes immediately make note of the change, update their distance-vectors and send them to their other neighbors.</text:p>
        </text:list-item>
      </text:list>
      <text:p text:style-name="P3"/>
      <text:p text:style-name="P8">Routing loop in Distance vector routing</text:p>
      <text:p text:style-name="P8"/>
      <text:p text:style-name="P9"><text:span text:style-name="T5">Count to infinity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07T17:07:13</meta:creation-date>
    <dc:date>2013-02-04T15:15:13</dc:date>
    <dc:creator>Kempa </dc:creator>
    <meta:editing-duration>PT1H19M28S</meta:editing-duration>
    <meta:editing-cycles>5</meta:editing-cycles>
    <meta:generator>LibreOffice/3.6$Linux_x86 LibreOffice_project/360m1$Build-2</meta:generator>
    <meta:document-statistic meta:table-count="0" meta:image-count="0" meta:object-count="0" meta:page-count="1" meta:paragraph-count="11" meta:word-count="205" meta:character-count="1215" meta:non-whitespace-character-count="1028"/>
  </office:meta>
</office:document-meta>
</file>